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rrorListener.fatalError( Transformer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Listener.error( Transformer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Listener.DefaultErrorListen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Listener.warning( Transformer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